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b83" officeooo:paragraph-rsid="000abb83"/>
    </style:style>
    <style:style style:name="P2" style:family="paragraph" style:parent-style-name="Standard">
      <style:text-properties officeooo:rsid="000acd91" officeooo:paragraph-rsid="000acd91"/>
    </style:style>
    <style:style style:name="P3" style:family="paragraph" style:parent-style-name="Standard">
      <style:text-properties officeooo:rsid="000abb83" officeooo:paragraph-rsid="000abb83"/>
    </style:style>
    <style:style style:name="P4" style:family="paragraph" style:parent-style-name="Standard">
      <style:text-properties officeooo:rsid="000e70c1" officeooo:paragraph-rsid="000e70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A Rackout- End of character input at 0</text:p>
      <text:p text:style-name="P1"/>
      <text:p text:style-name="P2">for input string 0---for multi products</text:p>
      <text:p text:style-name="P2"/>
      <text:p text:style-name="P1"/>
      <text:p text:style-name="P1">NF marked product after cancell-CS up by 1 but after restore CS not decreasing and </text:p>
      <text:p text:style-name="P1"/>
      <text:p text:style-name="P1"/>
      <text:p text:style-name="P1"/>
      <text:p text:style-name="P4">product push-without search click search filter working</text:p>
      <text:p text:style-name="P4"/>
      <text:p text:style-name="P4">product push-table cut</text:p>
      <text:p text:style-name="P4"/>
      <text:p text:style-name="P4">ro—colon</text:p>
      <text:p text:style-name="P4">ro-table cut-</text:p>
      <text:p text:style-name="P4">ro-vide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56:41.905846406</meta:creation-date>
    <meta:editing-duration>PT1M50S</meta:editing-duration>
    <meta:editing-cycles>2</meta:editing-cycles>
    <meta:generator>LibreOffice/6.4.6.2$Linux_X86_64 LibreOffice_project/40$Build-2</meta:generator>
    <dc:date>2021-03-18T15:58:23.965126629</dc:date>
    <meta:document-statistic meta:table-count="0" meta:image-count="0" meta:object-count="0" meta:page-count="1" meta:paragraph-count="8" meta:word-count="45" meta:character-count="268" meta:non-whitespace-character-count="232"/>
  </office:meta>
</office:document-meta>
</file>